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custom-shape draw:style-name="gr1" draw:text-style-name="P1" draw:layer="layout" svg:width="4.318cm" svg:height="1.524cm" svg:x="11.176cm" svg:y="15.569cm">
          <text:p text:style-name="P1">Raw 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10.668cm" svg:y="12.7cm">
          <text:p text:style-name="P1">Normalization and</text:p>
          <text:p text:style-name="P1">Data transfo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cm" svg:x="11.684cm" svg:y="10.414cm">
          <text:p text:style-name="P1">Pre-fitt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016cm" svg:x="11.684cm" svg:y="8.89cm">
          <text:p text:style-name="P1">Fitted wel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7.62cm" svg:y="5.588cm">
          <text:p text:style-name="P1">Goodness</text:p>
          <text:p text:style-name="P1">Of f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14.986cm" svg:y="5.334cm">
          <text:p text:style-name="P1">Proportion of </text:p>
          <text:p text:style-name="P1">Plateau reach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5.08cm" svg:x="20.574cm" svg:y="8.382cm">
          <text:p text:style-name="P2">Results from </text:p>
          <text:p text:style-name="P2">fitting 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19.812cm" svg:y="15.24cm">
          <text:p text:style-name="P1">Rich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27cm" svg:x="23.368cm" svg:y="15.24cm">
          <text:p text:style-name="P1">Logisti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462cm" svg:y1="15.569cm" svg:x2="13.462cm" svg:y2="14.224cm">
          <text:p/>
        </draw:line>
        <draw:line draw:style-name="gr2" draw:text-style-name="P1" draw:layer="layout" svg:x1="13.462cm" svg:y1="12.7cm" svg:x2="13.462cm" svg:y2="11.684cm">
          <text:p/>
        </draw:line>
        <draw:line draw:style-name="gr2" draw:text-style-name="P1" draw:layer="layout" svg:x1="13.462cm" svg:y1="10.414cm" svg:x2="13.462cm" svg:y2="9.906cm">
          <text:p/>
        </draw:line>
        <draw:line draw:style-name="gr2" draw:text-style-name="P1" draw:layer="layout" svg:x1="15.24cm" svg:y1="8.89cm" svg:x2="17.272cm" svg:y2="6.858cm">
          <text:p/>
        </draw:line>
        <draw:line draw:style-name="gr2" draw:text-style-name="P1" draw:layer="layout" svg:x1="11.684cm" svg:y1="8.89cm" svg:x2="10.16cm" svg:y2="6.858cm">
          <text:p/>
        </draw:line>
        <draw:line draw:style-name="gr2" draw:text-style-name="P1" draw:layer="layout" svg:x1="20.574cm" svg:y1="9.398cm" svg:x2="15.24cm" svg:y2="9.398cm">
          <text:p/>
        </draw:line>
        <draw:line draw:style-name="gr2" draw:text-style-name="P1" draw:layer="layout" svg:x1="22.352cm" svg:y1="13.462cm" svg:x2="20.828cm" svg:y2="15.24cm">
          <text:p/>
        </draw:line>
        <draw:line draw:style-name="gr2" draw:text-style-name="P1" draw:layer="layout" svg:x1="23.622cm" svg:y1="13.462cm" svg:x2="24.384cm" svg:y2="15.24cm">
          <text:p/>
        </draw:line>
        <draw:line draw:style-name="gr2" draw:text-style-name="P1" draw:layer="layout" svg:x1="22.86cm" svg:y1="8.382cm" svg:x2="22.86cm" svg:y2="7.112cm">
          <text:p/>
        </draw:line>
        <draw:custom-shape draw:style-name="gr1" draw:text-style-name="P1" draw:layer="layout" svg:width="3.302cm" svg:height="1.27cm" svg:x="21.336cm" svg:y="5.842cm">
          <text:p text:style-name="P1">Gompertz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h </meta:initial-creator>
    <meta:creation-date>2014-05-23T11:06:36.456468793</meta:creation-date>
    <dc:date>2014-05-27T14:39:49.703013789</dc:date>
    <dc:creator>Minh </dc:creator>
    <meta:editing-duration>P0D</meta:editing-duration>
    <meta:editing-cycles>2</meta:editing-cycles>
    <meta:generator>LibreOffice/4.1.3.2$Linux_X86_64 LibreOffice_project/410m0$Build-2</meta:generator>
    <meta:document-statistic meta:object-count="44"/>
  </office:meta>
</office:document-meta>
</file>